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fenced open="[" close="]">
                <mrow>
                  <msub>
                    <mi>a</mi>
                    <mrow>
                      <msub>
                        <mo stretchy="false">α</mo>
                        <mn>1</mn>
                      </msub>
                    </mrow>
                  </msub>
                  <mi>,</mi>
                  <msub>
                    <mi>a</mi>
                    <mrow>
                      <msub>
                        <mo stretchy="false">α</mo>
                        <mn>2</mn>
                      </msub>
                    </mrow>
                  </msub>
                </mrow>
              </mfenced>
              <mrow>
                <mrow>
                  <mo stretchy="false">∓</mo>
                  <mi/>
                </mrow>
              </mrow>
            </msub>
            <mrow>
              <mi/>
              <mo stretchy="false">≡</mo>
              <mi/>
            </mrow>
            <msub>
              <mi>a</mi>
              <mrow>
                <msub>
                  <mo stretchy="false">α</mo>
                  <mn>1</mn>
                </msub>
              </mrow>
            </msub>
            <mi/>
            <msub>
              <mi>a</mi>
              <mrow>
                <msub>
                  <mo stretchy="false">α</mo>
                  <mn>2</mn>
                </msub>
              </mrow>
            </msub>
            <mrow>
              <mi/>
              <mo stretchy="false">∓</mo>
              <mi/>
            </mrow>
            <msub>
              <mi>a</mi>
              <mrow>
                <msub>
                  <mo stretchy="false">α</mo>
                  <mn>2</mn>
                </msub>
              </mrow>
            </msub>
            <mi/>
            <msub>
              <mi>a</mi>
              <mrow>
                <msub>
                  <mo stretchy="false">α</mo>
                  <mn>1</mn>
                </msub>
              </mrow>
            </msub>
            <mrow>
              <mi/>
              <mo stretchy="false">≡</mo>
              <mi/>
            </mrow>
            <mn>0</mn>
          </mrow>
        </mtd>
      </mtr>
      <mtr>
        <mtd>
          <mrow>
            <mrow>
              <mo stretchy="false">∓</mo>
              <mi/>
            </mrow>
            <mtext> in </mtext>
            <msup>
              <mo stretchy="false">ℋ</mo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p>
            <mtext> : </mtext>
            <mi/>
            <mo stretchy="false">⇒</mo>
            <mrow>
              <mi/>
              <mo stretchy="false">−</mo>
              <mi/>
            </mrow>
            <mtext> in </mtext>
            <msup>
              <mo stretchy="false">ℋ</mo>
              <mrow>
                <mrow>
                  <mo stretchy="false">(</mo>
                  <mrow>
                    <mrow>
                      <mi/>
                      <mo stretchy="false">+</mo>
                      <mi/>
                    </mrow>
                  </mrow>
                  <mo stretchy="false">)</mo>
                </mrow>
              </mrow>
            </msup>
            <mtext> , </mtext>
            <mrow>
              <mi/>
              <mo stretchy="false">+</mo>
              <mi/>
            </mrow>
            <mtext> in </mtext>
            <msup>
              <mo stretchy="false">ℋ</mo>
              <mrow>
                <mrow>
                  <mo stretchy="false">(</mo>
                  <mrow>
                    <mrow>
                      <mi/>
                      <mo stretchy="false">−</mo>
                      <mi/>
                    </mrow>
                  </mrow>
                  <mo stretchy="false">)</mo>
                </mrow>
              </mrow>
            </msup>
          </mrow>
        </mtd>
      </mtr>
    </mtable>
    <annotation encoding="StarMath 5.0">left [ 
 a _{%ialpha _1} , a _{%ialpha _2} 
right ] _{-+`} 
~equiv~ 
a _{%ialpha _1} ` a _{%ialpha _2} ~-+~ 
a _{%ialpha _2} ` a _{%ialpha _1} 
~equiv~ 
0 
newline

-+` " in " %Ux210B ^{(`+-`)} " : " ~drarrow~ 
-` " in " %Ux210B ^{(`+`)} " , "~ 
+` " in " %Ux210B ^{(`-`)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2T10:55:16.827000000</meta:creation-date>
    <meta:generator>LibreOffice/4.1.4.2$Windows_x86 LibreOffice_project/0a0440ccc0227ad9829de5f46be37cfb6edcf72</meta:generator>
  </office:meta>
</office:document-meta>
</file>